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color="#669900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55569409092385014" text:style-name="L1">
        <text:list-item>
          <text:p text:style-name="P2">viteza tintei e de -100, stelute = 5</text:p>
        </text:list-item>
        <text:list-item>
          <text:p text:style-name="P2">viteza tintei e de -120, stelute = 5</text:p>
        </text:list-item>
        <text:list-item>
          <text:p text:style-name="P2">viteza tintei e de -150, stelute = 7</text:p>
        </text:list-item>
        <text:list-item>
          <text:p text:style-name="P1">viteza tintei variaza de la + la – incet, stelute = 5</text:p>
        </text:list-item>
        <text:list-item>
          <text:p text:style-name="P1">tinta se misca orizontal cu o viteza de 100</text:p>
        </text:list-item>
        <text:list-item>
          <text:p text:style-name="P1">tinta se misca orizontal cu o viteza de 130</text:p>
        </text:list-item>
        <text:list-item>
          <text:p text:style-name="P1">tinta se misca orizontal cu o viteza variabila</text:p>
        </text:list-item>
        <text:list-item>
          <text:p text:style-name="P1">tinta se roteste cu 100 dar cu 2 obstacole lipite, stelute = 5</text:p>
        </text:list-item>
        <text:list-item>
          <text:p text:style-name="P1">tinta se roteste cu 100 dar cu 3 obstacole lipite, stelute = 5</text:p>
        </text:list-item>
        <text:list-item>
          <text:p text:style-name="P1">tinta se roteste cu 150 dar cu 3 obstacole lipite, stelute = 5</text:p>
        </text:list-item>
        <text:list-item>
          <text:p text:style-name="P1">tinta se misca orizontal cu 100 dar cu 3 obstacole lipite, stelute = 5</text:p>
        </text:list-item>
        <text:list-item>
          <text:p text:style-name="P1">tinta se misca orizontal cu viteza variabila dar cu 3 obstacole lipite, stelute = 5</text:p>
        </text:list-item>
        <text:list-item>
          <text:p text:style-name="P1">tinta se roteste cu 100 dar cu 3 obstacole lipite si 3 departate, stelute = 5</text:p>
        </text:list-item>
        <text:list-item>
          <text:p text:style-name="P1">tinta se misca orizontal cu viteza variabila dar cu 3 obstacole lipite si 3 departate, stelute = 5</text:p>
        </text:list-item>
        <text:list-item>
          <text:p text:style-name="P1">tinta se misca orizontal cu viteza variabila dar cu 3 obstacole lipite si 6 departate, stelute =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2S</meta:editing-duration>
    <meta:editing-cycles>6</meta:editing-cycles>
    <meta:generator>OpenOffice/4.1.3$Win32 OpenOffice.org_project/413m1$Build-9783</meta:generator>
    <dc:date>2018-04-29T19:11:54.95</dc:date>
    <meta:document-statistic meta:table-count="0" meta:image-count="0" meta:object-count="0" meta:page-count="1" meta:paragraph-count="15" meta:word-count="197" meta:character-count="941"/>
    <meta:user-defined meta:name="Info 1"/>
    <meta:user-defined meta:name="Info 2"/>
    <meta:user-defined meta:name="Info 3"/>
    <meta:user-defined meta:name="Info 4"/>
  </office:meta>
</office:document-meta>
</file>